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F6000069A2000045183E66F3A8.svm"/>
  <manifest:file-entry manifest:media-type="" manifest:full-path="Pictures/20000095000028AA000041C9C7150BE0.svm"/>
  <manifest:file-entry manifest:media-type="" manifest:full-path="Pictures/2000010700007D21000037F22943A569.svm"/>
  <manifest:file-entry manifest:media-type="" manifest:full-path="Pictures/200000B0000068B5000045184BB007E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ebdings" svg:font-family="Webdings" style:font-charset="x-symbol"/>
    <style:font-face style:name="Wingdings" svg:font-family="Wingdings" style:font-charset="x-symbol"/>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border-line-width-bottom="0.002cm 0.035cm 0.002cm" fo:padding="0cm" fo:border-left="none" fo:border-right="none" fo:border-top="none" fo:border-bottom="0.039cm double #000000" style:shadow="non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text-properties style:font-name="Courier New" fo:font-size="9pt" style:font-size-asian="9pt" style:font-size-complex="9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paragraph-properties fo:text-align="center" style:justify-single-word="false"/>
      <style:text-properties style:font-name="Times New Roman" fo:font-size="12pt" style:font-size-asian="12pt" style:font-size-complex="12pt"/>
    </style:style>
    <style:style style:name="P13"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list-style-name="L6">
      <style:paragraph-properties fo:text-align="justify" style:justify-single-word="false"/>
      <style:text-properties style:font-name="Times New Roman"/>
    </style:style>
    <style:style style:name="P16" style:family="paragraph" style:parent-style-name="Standard" style:list-style-name="L7">
      <style:paragraph-properties fo:text-align="justify" style:justify-single-word="false"/>
      <style:text-properties style:font-name="Times New Roman"/>
    </style:style>
    <style:style style:name="P17" style:family="paragraph" style:parent-style-name="Standard" style:list-style-name="L8">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fo:font-weight="bold" style:font-weight-asian="bold" style:font-weight-complex="bold"/>
    </style:style>
    <style:style style:name="P19" style:family="paragraph" style:parent-style-name="Standard">
      <style:paragraph-properties fo:text-align="justify" style:justify-single-word="false"/>
      <style:text-properties style:font-name="Courier New" fo:font-size="8pt" style:font-size-asian="8pt" style:font-size-complex="8pt"/>
    </style:style>
    <style:style style:name="P20" style:family="paragraph" style:parent-style-name="Standard">
      <style:paragraph-properties fo:text-align="justify" style:justify-single-word="false"/>
      <style:text-properties style:font-name="Courier New" fo:font-weight="bold" style:font-weight-asian="bold" style:font-weight-complex="bold"/>
    </style:style>
    <style:style style:name="P21" style:family="paragraph" style:parent-style-name="Standard">
      <style:paragraph-properties fo:text-align="justify" style:justify-single-word="false"/>
      <style:text-properties style:font-name="Courier New" fo:font-size="9pt" style:font-size-asian="9pt" style:font-size-complex="9pt"/>
    </style:style>
    <style:style style:name="P22" style:family="paragraph" style:parent-style-name="Standard">
      <style:paragraph-properties fo:text-align="justify" style:justify-single-word="false"/>
      <style:text-properties fo:color="#009900"/>
    </style:style>
    <style:style style:name="P23" style:family="paragraph" style:parent-style-name="Standard" style:list-style-name="L4">
      <style:paragraph-properties fo:text-align="justify" style:justify-single-word="false"/>
      <style:text-properties fo:color="#009900"/>
    </style:style>
    <style:style style:name="P24" style:family="paragraph" style:parent-style-name="Standard" style:list-style-name="L5">
      <style:paragraph-properties fo:text-align="justify" style:justify-single-word="false"/>
      <style:text-properties fo:color="#009900" style:font-name="Times New Roman" fo:font-size="12pt" style:font-size-asian="12pt" style:font-size-complex="12pt"/>
    </style:style>
    <style:style style:name="P25" style:family="paragraph" style:parent-style-name="Standard">
      <style:paragraph-properties fo:text-align="justify" style:justify-single-word="false"/>
      <style:text-properties fo:color="#009900" style:font-name="Times New Roman"/>
    </style:style>
    <style:style style:name="P26"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style:font-name="Courier New" fo:font-size="9pt" style:font-size-asian="9pt" style:font-size-complex="9pt"/>
    </style:style>
    <style:style style:name="T8" style:family="text">
      <style:text-properties fo:font-weight="bold" style:font-weight-asian="bold" style:font-weight-complex="bold"/>
    </style:style>
    <style:style style:name="T9" style:family="text">
      <style:text-properties style:font-name="Wingdings" fo:font-size="16pt" style:font-name-asian="Wingdings" style:font-size-asian="16pt" style:font-name-complex="Wingdings" style:font-size-complex="16pt"/>
    </style:style>
    <style:style style:name="T10" style:family="text">
      <style:text-properties style:font-name="Webdings" fo:font-size="16pt" style:font-name-asian="Webdings" style:font-size-asian="16pt" style:font-name-complex="Webdings" style:font-size-complex="16pt"/>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8pt" style:font-size-asian="8pt" style:font-size-complex="8pt"/>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009900"/>
    </style:style>
    <style:style style:name="T16" style:family="text">
      <style:text-properties fo:color="#009900" style:font-name="Wingdings" fo:font-size="16pt" style:font-name-asian="Wingdings" style:font-size-asian="16pt" style:font-name-complex="Wingdings" style:font-size-complex="16pt"/>
    </style:style>
    <style:style style:name="T17" style:family="text">
      <style:text-properties fo:color="#009900" style:font-name="Courier New"/>
    </style:style>
    <style:style style:name="T18" style:family="text">
      <style:text-properties fo:color="#009900" style:font-name="Courier New"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lier n°3 : Processus et <text:s/>signaux.</text:p>
      <text:p text:style-name="P3">Création de processus : introduction.</text:p>
      <text:p text:style-name="P2">Un <text:span text:style-name="T8">processus</text:span> correspond à un <text:span text:style-name="T8">programme en cours d'exécution</text:span>. Il s'agit d'une entité <text:span text:style-name="T8">active</text:span> et <text:span text:style-name="T8">dynamique</text:span>, à l'inverse d'un programme ou d'un script, entités « passives », qui décrivent des opérations sans pour autant les réaliser. La confusion entre « programme » et « processus » est courante, mais on essaiera à partir de maintenant de l'éviter.</text:p>
      <text:p text:style-name="P2">Pour les besoins de son activité, un processus a besoin de <text:span text:style-name="T8">ressources</text:span>, essentiellement pour <text:span text:style-name="T8">communiquer</text:span> et <text:span text:style-name="T8">calculer</text:span>. En définitive, celles-ci peuvent se résumer à : </text:p>
      <text:list xml:id="list71239272602673888" text:style-name="L3">
        <text:list-item>
          <text:p text:style-name="P10">des <text:span text:style-name="T8">entrées</text:span> et des <text:span text:style-name="T8">sorties</text:span> (canaux de communication, par exemple ceux gérés par l'intermédiaire de <text:span text:style-name="T5">stdin</text:span>, <text:span text:style-name="T5">stdout</text:span> et <text:span text:style-name="T5">stderr</text:span>, des «<text:span text:style-name="T3"> sockets </text:span>» réseaux, des canaux ouverts sur des fichiers, <text:span text:style-name="T3">etc</text:span>.).</text:p>
        </text:list-item>
        <text:list-item>
          <text:p text:style-name="P10">de la <text:span text:style-name="T8">mémoire</text:span> (pour stocker les données et pouvoir travailler dessus : un processeur nécessite que les informations requises par les traitements résident, ne serait-ce que transitoirement, dans certains de ses « registres » ou dans des composants de mémoire). </text:p>
        </text:list-item>
        <text:list-item>
          <text:p text:style-name="P10">Du « <text:span text:style-name="T8">temps processeur</text:span> », qui correspond au temps que peut consacrer un processeur ou un cœur de processeur au traitement du processus. Ce temps processeur est <text:span text:style-name="T3">a priori</text:span> découpé en « <text:span text:style-name="T3">time slices</text:span> » qui sont attribuées au processus « élu » par l'ordonnanceur. Cette attribution est remise en cause et ré-évaluée en fonction des besoins des autres processus (dits « concurrents »), suite à des événements particulier (disponibilité ou absence de données, délai, <text:span text:style-name="T3">etc</text:span>.) ou de manière périodique. Ce mécanisme de <text:span text:style-name="T8">temps partagé</text:span> permet un <text:span text:style-name="T8">parallélisme d'exécution</text:span> sur une échelle de temps «<text:span text:style-name="T3"> macroscopique </text:span>» (c'est à dire si on observe l'activité du système pendant une durée correspondant à un nombre suffisamment important de « <text:span text:style-name="T3">time slices</text:span> »), même sur des systèmes « mono-coeur » (en gardant à l'esprit qu'à un instant <draw:frame draw:style-name="fr3" draw:name="Objet1" text:anchor-type="as-char" svg:y="-0.377cm" svg:width="0.353cm" svg:height="0.467cm" draw:z-index="2"><draw:object xlink:href="./Object 1" xlink:type="simple" xlink:show="embed" xlink:actuate="onLoad"/><draw:image xlink:href="./ObjectReplacements/Object 1" xlink:type="simple" xlink:show="embed" xlink:actuate="onLoad"/></draw:frame>donné, une seule tâche s'exécute). Sur les systèmes multi-coeurs, le parallélisme est à la fois «physique » (il y a plusieurs activité en parallèle à un instant précis) et issu de ce mécanisme («<text:span text:style-name="T3"> soft </text:span>»).</text:p>
        </text:list-item>
      </text:list>
      <text:p text:style-name="P2">On retiendra par conséquent que la création d'un processus induit l'attribution de ressources suffisante pour son activité. Celles-ci ne sont pas illimitées. </text:p>
      <text:p text:style-name="P2"/>
      <text:p text:style-name="P2">La fonction de base sous Linux ou Unix pour créer un processus est « l'appel système » f<text:span text:style-name="T5">ork()</text:span>. Celui-ci a un fonctionnement un peu « étrange » de prime abord. En effet, suite à l'appel à <text:span text:style-name="T5">fork()</text:span> par le processus « créateur » (qu'on nommera processus « père »), le système d'exploitation<text:span text:style-name="T8"> crée une copie conforme ce de processus père</text:span>, c'est à dire un nouveau processus <text:span text:style-name="T8">exécutant le même code</text:span> que son géniteur et utilisant un <text:span text:style-name="T8">jeu de données qui est une copie de celles du père</text:span> (<text:span text:style-name="T14">attention</text:span>, il s'agit bien d'une copie : modifier les variables du père n'aura pas d'incidence sur celles du fils et <text:span text:style-name="T3">vice-versa</text:span>). <text:s/></text:p>
      <text:p text:style-name="P2">Le schéma ci-dessous précise la chronologie des événements (la flèche du temps est orientée vers le base) : au moment de l'appel à <text:span text:style-name="T5">fork()</text:span>, il y a création du fils qui exécute le même code que le père : <text:s/></text:p>
      <text:p text:style-name="P2"/>
      <text:p text:style-name="P8"><text:soft-page-break/><draw:frame draw:style-name="fr1" draw:name="images1" text:anchor-type="as-char" svg:width="12.841cm" svg:height="8.17cm" draw:z-index="1"><draw:image xlink:href="Pictures/200000B0000068B5000045184BB007E0.svm" xlink:type="simple" xlink:show="embed" xlink:actuate="onLoad"/></draw:frame></text:p>
      <text:p text:style-name="P2"/>
      <text:p text:style-name="P2">Le programme ci-dessous est un premier exemple d'utilisation de cet appel système. On note <text:span text:style-name="T5">test-fork.c</text:span> ce fichier source. Il se compile de manière simple <text:span text:style-name="T3">via</text:span> <text:span text:style-name="T6">gcc</text:span>, par exemple par : </text:p>
      <text:p text:style-name="P20">$ gcc test-fork.c -o./test-fork</text:p>
      <text:p text:style-name="P22"><text:span text:style-name="T9"></text:span>Il faut lancer ce programme et <text:s/>tenter de répondre aux questions suivantes :</text:p>
      <text:list xml:id="list5370854386409943194" text:style-name="L4">
        <text:list-item>
          <text:p text:style-name="P23"><text:span text:style-name="T9"></text:span>comment sait-on si l'appel à <text:span text:style-name="T5">fork() </text:span>a échoué ?</text:p>
        </text:list-item>
        <text:list-item>
          <text:p text:style-name="P23"><text:span text:style-name="T9"></text:span>A quoi sert la variable <text:span text:style-name="T5">errno </text:span>? </text:p>
        </text:list-item>
        <text:list-item>
          <text:p text:style-name="P23"><text:span text:style-name="T9"></text:span>A quoi sert l'appel<text:span text:style-name="T5"> strerror(errno)</text:span> ?</text:p>
        </text:list-item>
        <text:list-item>
          <text:p text:style-name="P23"><text:span text:style-name="T9"></text:span>Comment sait-on que le code s'exécute dans le « contexte » du père ?</text:p>
        </text:list-item>
        <text:list-item>
          <text:p text:style-name="P23"><text:span text:style-name="T9"></text:span>Comment sait-on qu'il s'exécute dans le « contexte » du processus fils ?</text:p>
        </text:list-item>
        <text:list-item>
          <text:p text:style-name="P23"><text:span text:style-name="T9"></text:span>A quoi correspondent les valeurs retournées par les appels <text:span text:style-name="T5">getpid()</text:span> et <text:span text:style-name="T5">getppid()</text:span> ?</text:p>
        </text:list-item>
        <text:list-item>
          <text:p text:style-name="P23"><text:span text:style-name="T9"></text:span>Quel(s) intérêt(s) de telles valeurs présentent-elles ?</text:p>
        </text:list-item>
        <text:list-item>
          <text:p text:style-name="P23"><text:span text:style-name="T9"></text:span>Comme indiqué dans le fichier source, faire un second essai en commentant la ligne comportant l'appel <text:span text:style-name="T5">id = wait(...</text:span> . L'affichage produit est-il cohérent ? En déduire le rôle de la fonction <text:span text:style-name="T5">wait()</text:span>.</text:p>
        </text:list-item>
        <text:list-item>
          <text:p text:style-name="P23"><text:span text:style-name="T9"></text:span>Question <text:span text:style-name="T3">a priori</text:span> étrange : existe-t-il un « processus  au grand coeur » prenant sous son aile tous les orphelins (<text:span text:style-name="T4">indications </text:span>: la commande <text:span text:style-name="T5">$ ps aux</text:span> permet de lister tous les processus en cours d'exécution sur la machine. Les numéros de processus sont attribués par ordre croissant depuis le démarrage du système) ?</text:p>
        </text:list-item>
      </text:list>
      <text:p text:style-name="P2"><text:span text:style-name="T7">#include &lt;unistd.h&gt;</text:span></text:p>
      <text:p text:style-name="P5">#include &lt;stdio.h&gt;</text:p>
      <text:p text:style-name="P5">#include &lt;stdlib.h&gt;</text:p>
      <text:p text:style-name="P5">#include &lt;errno.h&gt;<text:tab/> <text:s text:c="9"/>/* -&gt;recuperation des codes d'erreur */</text:p>
      <text:p text:style-name="P5">#include &lt;sys/types.h&gt;</text:p>
      <text:p text:style-name="P5">#include &lt;sys/wait.h&gt;</text:p>
      <text:p text:style-name="P5">/*#####################*/</text:p>
      <text:p text:style-name="P5">/* programme principal */</text:p>
      <text:p text:style-name="P5">/*#####################*/</text:p>
      <text:p text:style-name="P5">int main( void )</text:p>
      <text:p text:style-name="P5">{</text:p>
      <text:p text:style-name="P5"><text:s text:c="2"/>pid_t<text:tab/>id_fils,<text:tab/> <text:s text:c="3"/>/* -&gt;Process ID du processus fils <text:s text:c="2"/>*/</text:p>
      <text:p text:style-name="P5"><text:tab/><text:tab/>id;<text:tab/><text:tab/> <text:s text:c="3"/>/* -&gt;ID du processus termine <text:s text:c="7"/>*/</text:p>
      <text:p text:style-name="P5"><text:soft-page-break/><text:s text:c="2"/>char<text:tab/><text:tab/>rep;<text:tab/><text:tab/> <text:s text:c="3"/>/* -&gt;saisie utilisateur <text:s text:c="12"/>*/</text:p>
      <text:p text:style-name="P5"><text:s text:c="2"/>int<text:tab/><text:tab/>status;<text:tab/> <text:s text:c="3"/>/* -&gt;"exit status" du fils <text:s text:c="9"/>*/</text:p>
      <text:p text:style-name="P5"><text:s text:c="2"/>/* lancement du processus fils */</text:p>
      <text:p text:style-name="P5"><text:s text:c="2"/>id_fils = fork(); <text:s text:c="4"/>/* -&gt;creation d'une copie du processus en cours */</text:p>
      <text:p text:style-name="P5"><text:s text:c="2"/>/* est-ce que ca a marche ? */</text:p>
      <text:p text:style-name="P5"><text:s text:c="2"/>if( (int)(id_fils) &lt; 0 )</text:p>
      <text:p text:style-name="P5"><text:s text:c="2"/>{</text:p>
      <text:p text:style-name="P5"><text:s text:c="4"/>/* ECHEC */</text:p>
      <text:p text:style-name="P5"><text:s text:c="4"/>fprintf(stderr,"ERREUR : main() ---&gt; appel a fork().\n");</text:p>
      <text:p text:style-name="P5"><text:s text:c="4"/>fprintf(stderr," code d'erreur = %d (%s)\n", errno,(char *)(strerror( errno)) <text:s text:c="5"/>);</text:p>
      <text:p text:style-name="P5"><text:s text:c="4"/>exit( errno );</text:p>
      <text:p text:style-name="P5"><text:s text:c="2"/>};</text:p>
      <text:p text:style-name="P5"><text:s text:c="2"/>/* fils ? */</text:p>
      <text:p text:style-name="P5"><text:s text:c="2"/>if( (int)(id_fils) == 0 )</text:p>
      <text:p text:style-name="P5"><text:s text:c="2"/>{</text:p>
      <text:p text:style-name="P5"><text:s text:c="4"/>printf("FILS:je suis le processus fils de PID %d\n", getpid());</text:p>
      <text:p text:style-name="P5"><text:s text:c="4"/>printf("FILS:mon pere a le PID %d\n", getppid());</text:p>
      <text:p text:style-name="P5"><text:s text:c="4"/>printf("FILS:saisir un caractere + [ENTREE] pour finir...\n");</text:p>
      <text:p text:style-name="P5"><text:s text:c="4"/>fflush( stdin );</text:p>
      <text:p text:style-name="P5"><text:s text:c="4"/>scanf("%c", &amp;rep );</text:p>
      <text:p text:style-name="P5"><text:s text:c="4"/>return( 0 );</text:p>
      <text:p text:style-name="P5"><text:s text:c="2"/>};</text:p>
      <text:p text:style-name="P5"><text:s text:c="2"/>/* pere ? */</text:p>
      <text:p text:style-name="P5"><text:s text:c="2"/>if( (int)(id_fils) &gt; 0 )</text:p>
      <text:p text:style-name="P5"><text:s text:c="2"/>{</text:p>
      <text:p text:style-name="P5"><text:s text:c="4"/>printf("PERE: je suis le processus pere de PID %d\n", getpid());</text:p>
      <text:p text:style-name="P5"><text:s text:c="4"/>printf("PERE: mon fils a le PID %d\n", (int)(id_fils));</text:p>
      <text:p text:style-name="P5"><text:s text:c="4"/>printf("PERE: mon pere a le PID %d\n", getppid());</text:p>
      <text:p text:style-name="P5"><text:s text:c="4"/>/*..........................................................*/</text:p>
      <text:p text:style-name="P5"><text:s text:c="4"/>/* FAIRE UN ESSAI EN SUPPRIMANT CETTE LIGNE (id = wait(.. ) */</text:p>
      <text:p text:style-name="P5"><text:s text:c="4"/>/* !!!!!!!!!!!!!!!!!!!!!!!!!!!!!!!!!!!!!!!!!!!!!!!!!!!!!!!!!*/</text:p>
      <text:p text:style-name="P5"><text:s text:c="4"/>id = wait( &amp;status );<text:tab/></text:p>
      <text:p text:style-name="P5"><text:s text:c="4"/>printf("PERE: Le processus fils %d s'est termine.\n", (int)(id));</text:p>
      <text:p text:style-name="P5"><text:s text:c="4"/>printf("PERE: avec le status de sortie = %d\n", status );</text:p>
      <text:p text:style-name="P5"><text:s text:c="2"/>};</text:p>
      <text:p text:style-name="P5"><text:s text:c="2"/>/* fin */</text:p>
      <text:p text:style-name="P5"><text:s text:c="2"/>return( 0 );</text:p>
      <text:p text:style-name="P5">}</text:p>
      <text:p text:style-name="P2"><text:s/></text:p>
      <text:p text:style-name="P22"><text:span text:style-name="T9"></text:span>A votre avis, quelle est la limitation fondamentale de l'appel système <text:span text:style-name="T5">fork()</text:span> ?</text:p>
      <text:p text:style-name="P2"/>
      <text:p text:style-name="P2">Linux propose un second mécanisme qui peut permettre de lever cette limitation : il s'agit du « <text:span text:style-name="T8">recouvrement mémoire </text:span>».</text:p>
      <text:p text:style-name="P2"/>
      <text:p text:style-name="P3">Une primitive de recouvrement. </text:p>
      <text:p text:style-name="P7">Le recouvrement mémoire consiste, en cours d'exécution d'un processus, <text:span text:style-name="T8">à venir </text:span><text:span text:style-name="T14">remplacer</text:span><text:span text:style-name="T8"> à la fois le code exécuté et l'ensemble du jeu de données</text:span> par leurs contreparties respectives issues d'un fichier exécutable. Il est important de bien noter que lors de cette opération, <text:span text:style-name="T8">il n'y a pas création d'un nouveau processus</text:span>, mais substitution (on parle alors de « recouvrement ») des zones de programme et de données d'un processus existant par celles issues du fichier exécutable dont le chemin d'accès et passé en paramètre à la fonction réalisant cette opération, en l'occurrence ici <text:s/><text:span text:style-name="T5">execve()</text:span> . Le schéma ci-dessous résume son effet : </text:p>
      <text:p text:style-name="P12"><text:soft-page-break/><draw:frame draw:style-name="fr1" draw:name="images5" text:anchor-type="as-char" svg:width="4.851cm" svg:height="6.918cm" draw:z-index="4"><draw:image xlink:href="Pictures/20000095000028AA000041C9C7150BE0.svm" xlink:type="simple" xlink:show="embed" xlink:actuate="onLoad"/></draw:frame></text:p>
      <text:p text:style-name="P7">Pour tester cet appel, nous allons tenter de « recouvrir » le code exécutable initial par celui correspondant au programme dont le fichier source (<text:span text:style-name="T5">sinus.c</text:span>) est le suivant : </text:p>
      <text:p text:style-name="P7"/>
      <text:p text:style-name="P19">/*========================================*/</text:p>
      <text:p text:style-name="P19">/* exemple d'un programme simple a lancer */</text:p>
      <text:p text:style-name="P19">/* (affiche les valeurs d'une sinusoide) <text:s/>*/</text:p>
      <text:p text:style-name="P19">/*========================================*/</text:p>
      <text:p text:style-name="P19">#include &lt;stdio.h&gt;</text:p>
      <text:p text:style-name="P19">#include &lt;stdlib.h&gt;</text:p>
      <text:p text:style-name="P19">#include &lt;ctype.h&gt;</text:p>
      <text:p text:style-name="P19">#include &lt;math.h&gt;</text:p>
      <text:p text:style-name="P19">/* constante */</text:p>
      <text:p text:style-name="P19">#define ANGULAR_STEP <text:s text:c="3"/>0.01</text:p>
      <text:p text:style-name="P19">#define WIDTH <text:s text:c="10"/>2.0</text:p>
      <text:p text:style-name="P19">/*##############################*/</text:p>
      <text:p text:style-name="P19">/* calcul de la suite de valeurs */</text:p>
      <text:p text:style-name="P19">/*##############################*/</text:p>
      <text:p text:style-name="P19">int main( void )</text:p>
      <text:p text:style-name="P19">{</text:p>
      <text:p text:style-name="P19"><text:s text:c="4"/>int i; <text:s text:c="9"/>/* -&gt;compteur de boucles <text:s text:c="6"/>*/</text:p>
      <text:p text:style-name="P19"><text:s text:c="4"/>int iMaxIter; <text:s text:c="2"/>/* -&gt;borne d'iteration <text:s text:c="8"/>*/</text:p>
      <text:p text:style-name="P19"><text:s text:c="4"/>double dbAngle; /* -&gt;valeur angulaire courante */</text:p>
      <text:p text:style-name="P19"><text:s text:c="4"/>/* initialisation */</text:p>
      <text:p text:style-name="P19"><text:s text:c="4"/>if( ANGULAR_STEP != 0.0)</text:p>
      <text:p text:style-name="P19"><text:s text:c="4"/>{</text:p>
      <text:p text:style-name="P19"><text:s text:c="8"/>iMaxIter = (int)(2.0 * WIDTH / ANGULAR_STEP);</text:p>
      <text:p text:style-name="P19"><text:s text:c="4"/>}</text:p>
      <text:p text:style-name="P19"><text:s text:c="4"/>else</text:p>
      <text:p text:style-name="P19"><text:s text:c="4"/>{</text:p>
      <text:p text:style-name="P19"><text:s text:c="8"/>return( 0 );</text:p>
      <text:p text:style-name="P19"><text:s text:c="4"/>}</text:p>
      <text:p text:style-name="P19"><text:s text:c="4"/>/* calcul effectif */</text:p>
      <text:p text:style-name="P19"><text:s text:c="4"/>for( i=0, dbAngle = 0.0; i &lt; iMaxIter; i++, dbAngle+= ANGULAR_STEP)</text:p>
      <text:p text:style-name="P19"><text:s text:c="4"/>{</text:p>
      <text:p text:style-name="P19"><text:s text:c="8"/>printf("sin(%lf) = %lf\n", dbAngle, sin(dbAngle) );</text:p>
      <text:p text:style-name="P19"><text:s text:c="4"/>};</text:p>
      <text:p text:style-name="P19"><text:s text:c="4"/>return( 0 );</text:p>
      <text:p text:style-name="P19">}</text:p>
      <text:p text:style-name="P19"/>
      <text:p text:style-name="P7">Le programme initial sera quant à lui le suivant (on nommera <text:span text:style-name="T5">test-execve.c</text:span> le fichier source correspondant et <text:span text:style-name="T5">test-execve</text:span> l'exécutable généré suite à sa compilation):</text:p>
      <text:p text:style-name="P7"><text:s/></text:p>
      <text:p text:style-name="P19">#include &lt;unistd.h&gt;</text:p>
      <text:p text:style-name="P19">#include &lt;stdio.h&gt;</text:p>
      <text:p text:style-name="P19">#include &lt;stdlib.h&gt;</text:p>
      <text:p text:style-name="P19">#include &lt;ctype.h&gt;</text:p>
      <text:p text:style-name="P19"/>
      <text:p text:style-name="P19"/>
      <text:p text:style-name="P19"/>
      <text:p text:style-name="P19"><text:soft-page-break/>#include &lt;errno.h&gt;</text:p>
      <text:p text:style-name="P19">#include &lt;sys/types.h&gt;</text:p>
      <text:p text:style-name="P19">/* constantes */</text:p>
      <text:p text:style-name="P19">#define NEW_PGM_NAME <text:s text:c="3"/>"../bin/sinus" <text:s text:c="2"/>/* -&gt;adapter ce chemin a VOTRE environnement <text:s text:c="3"/>*/</text:p>
      <text:p text:style-name="P19">#define MAX_LEN <text:s text:c="8"/>256 <text:s text:c="12"/>/* -&gt;longueur maximale pour les chaines saisies */</text:p>
      <text:p text:style-name="P19">/*#####################################################*/</text:p>
      <text:p text:style-name="P19">/* programme principal : on attend la saisie d'une <text:s text:c="4"/>*/</text:p>
      <text:p text:style-name="P19">/* chaine de caracteres pour effectuer le recouvrement */</text:p>
      <text:p text:style-name="P19">/*#####################################################*/</text:p>
      <text:p text:style-name="P19">int main( int argc, char *argv[] )</text:p>
      <text:p text:style-name="P19">{</text:p>
      <text:p text:style-name="P19"><text:s text:c="4"/>char szInString[MAX_LEN];</text:p>
      <text:p text:style-name="P19"><text:s text:c="4"/>printf("saisir une chaine pour faire l'appel execve()");</text:p>
      <text:p text:style-name="P19"><text:s text:c="4"/>scanf("%s", szInString);</text:p>
      <text:p text:style-name="P19"><text:s text:c="4"/>execve(NEW_PGM_NAME, argv, NULL);</text:p>
      <text:p text:style-name="P19"><text:s text:c="4"/>printf("ce message pourra-t-il s'afficher ???\n");</text:p>
      <text:p text:style-name="P19"><text:s text:c="4"/>return( 0 );</text:p>
      <text:p text:style-name="P19">}</text:p>
      <text:p text:style-name="P7"><text:span text:style-name="T16"></text:span><text:span text:style-name="T15">Tester le fonctionnement de </text:span><text:span text:style-name="T17">test-execve</text:span><text:span text:style-name="T15">. Il faudra prendre soin d'affecter à la constante </text:span><text:span text:style-name="T17">NEW_PGM_NAME</text:span><text:span text:style-name="T15"> la chaîne correspondant au chemin d'accès au programme sinus « vu » du répertoire d'exécution de </text:span><text:span text:style-name="T17">test-execve</text:span><text:span text:style-name="T15">.</text:span></text:p>
      <text:p text:style-name="P7"/>
      <text:p text:style-name="P13">Créer un nouveau processus exécutant une image différente de celle du père.</text:p>
      <text:p text:style-name="P7">Pour créer un processus exécutant une image différente de celle du père, la solution consiste à combiner les appels <text:span text:style-name="T5">fork()</text:span> et <text:span text:style-name="T5">execve()</text:span> suivant la chronologie représentée sur l'illustration ci-dessous : </text:p>
      <text:p text:style-name="P7"><draw:frame draw:style-name="fr1" draw:name="images4" text:anchor-type="as-char" svg:width="11.148cm" svg:height="8.001cm" draw:z-index="3"><draw:image xlink:href="Pictures/200000F6000069A2000045183E66F3A8.svm" xlink:type="simple" xlink:show="embed" xlink:actuate="onLoad"/></draw:frame></text:p>
      <text:p text:style-name="P7"><text:span text:style-name="T16"></text:span><text:span text:style-name="T15">En vous inspirant de ce qui précède et sur la base des sources des programmes </text:span><text:span text:style-name="T17">test-fork</text:span><text:span text:style-name="T15"> et <text:s/>t</text:span><text:span text:style-name="T17">est-execve</text:span><text:span text:style-name="T15">, écrire le programme </text:span><text:span text:style-name="T18">cree-process</text:span><text:span text:style-name="T15"> qui devra : </text:span></text:p>
      <text:list xml:id="list8557315677009732890" text:style-name="L5">
        <text:list-item>
          <text:p text:style-name="P24">créer un processus fils exécutant l'image <text:span text:style-name="T6">sinus</text:span> dès que l'utilisateur aura saisi une chaîne quelconque.</text:p>
        </text:list-item>
        <text:list-item>
          <text:p text:style-name="P24">Attendre la fin de l'exécution du processus fils et afficher « <text:span text:style-name="T6">FIN DU PROCESSUS FILS</text:span> » une fois celui-ci terminé.</text:p>
        </text:list-item>
      </text:list>
      <text:p text:style-name="P14"/>
      <text:p text:style-name="P18">Les signaux.</text:p>
      <text:p text:style-name="P14">Une part importante des mécanismes de synchronisation entre les processus et le système d'exploitation et, par extension, entre les processus eux-mêmes, repose sur un mécanisme de communication simple et efficace portant le nom de «<text:span text:style-name="T8"> signal </text:span>».</text:p>
      <text:p text:style-name="P14"><text:soft-page-break/>Du point de vue du processus, la réception d'un signal peut conduire (dans la mesure où certaines conditions sont satisfaites, voir plus bas) à un comportement analogue à celui qu'on peut avoir lorsqu'on reçoit un coup de téléphone. </text:p>
      <text:p text:style-name="P14">En effet, on peut s'imaginer être occupé par une activité quelconque. A ce moment, le téléphone sonne. Compte-tenu de la priorité que nous accordons à notre activité présente, nous pouvons choisir : </text:p>
      <text:list xml:id="list7844745318183594500" text:style-name="L6">
        <text:list-item>
          <text:p text:style-name="P15"><text:span text:style-name="T3">(a)</text:span> de répondre immédiatement,</text:p>
        </text:list-item>
        <text:list-item>
          <text:p text:style-name="P15"><text:span text:style-name="T3">(b)</text:span> de ne pas répondre, mais de rappeler plus tard le correspondant, lorsqu'aucune activité plus prioritaire ne nous accaparera. Dans le contexte des signaux Linux, on dirait alors qu'on « masque » le signal.</text:p>
        </text:list-item>
      </text:list>
      <text:p text:style-name="P14">Supposons que l'alternative <text:span text:style-name="T3">(a)</text:span> soit celle que nous choisissons. Nous répondons à l'appel puis, une fois celui-ci terminé, nous reprenons l'activité que nous avions dû quitter momentanément. </text:p>
      <text:p text:style-name="P14"/>
      <text:p text:style-name="P14">Ceci à l'esprit, voici comment les choses se passent schématiquement pour les signaux Linux :</text:p>
      <text:list xml:id="list1747677482355350298" text:style-name="L7">
        <text:list-item>
          <text:p text:style-name="P16">un processus peut demander au système d'exploitation d'envoyer un « signal » (qui revêt la forme d'un code entier) à un processus « cible ». Cette cible peut être le processus émetteur lui-même (voir les «<text:span text:style-name="T8"> alarmes </text:span>» et les « <text:span text:style-name="T8">alarmes cyclique</text:span> »).</text:p>
        </text:list-item>
        <text:list-item>
          <text:p text:style-name="P16">le système émet le signal à destination du processus cible.</text:p>
        </text:list-item>
        <text:list-item>
          <text:p text:style-name="P16">Si le signal  <text:span text:style-name="T8">peut être « dérouté »</text:span> (c'est à dire s'il est possible de changer le comportement par défaut à la réception du signal) <text:span text:style-name="T14">ET</text:span> si la « cible » a configuré une fonction particulière (qu'on appelle <text:span text:style-name="T8">routine d'interception</text:span> ou « <text:span text:style-name="T3">signal handler </text:span>») à appeler à réception de celui-ci <text:span text:style-name="T14">ET</text:span> si le signal n'est pas « masqué » <text:span text:style-name="T14">ET</text:span> <text:s/>si la cible ne traite pas déjà un autre signal alors cette fonction est appelé « immédiatement ».</text:p>
        </text:list-item>
        <text:list-item>
          <text:p text:style-name="P16">Une fois le traitement réalisé par la routine d'interception, le processus reprend le cours de son exécution juste après l'endroit où il avait été interrompu, sauf s'il existe des signaux en fil d'attente qu'il n'avait pas pu traiter car déjà occupé à un gérer un (appels en attente dans le cas du téléphone, « <text:span text:style-name="T3">signal pending</text:span> » dans le cas des signaux Linux).</text:p>
        </text:list-item>
      </text:list>
      <text:p text:style-name="P14">Il faudra prendre garde aux faits suivants : </text:p>
      <text:list xml:id="list2100590926308489134" text:style-name="L8">
        <text:list-item>
          <text:list>
            <text:list-item>
              <text:p text:style-name="P17">certains signaux ne sont pas « déroutables », c'est à dire qu'il n'est pas possible d'y associer une routine d'interception pour en modifier le comportement par défaut.</text:p>
            </text:list-item>
            <text:list-item>
              <text:p text:style-name="P17">Si un processus reçoit un signal « déroutable » pour lequel il n'a pas installé de routine d'interception, alors il est détruit !</text:p>
            </text:list-item>
            <text:list-item>
              <text:p text:style-name="P17">Les appels systèmes associés aux entrées – sorties (notamment la fonction <text:span text:style-name="T5">read()</text:span>) sont interrompus par la réception d'un signal alors qu'ils sont par défaut « bloquant ».</text:p>
            </text:list-item>
          </text:list>
        </text:list-item>
      </text:list>
      <text:p text:style-name="P14"/>
      <text:p text:style-name="P14">L'appel permettant d'émettre un signal à destination d'un processus est<text:span text:style-name="T5"> </text:span><text:span text:style-name="T6">kill()</text:span>. Il existe aussi en ligne de commande (et s'appelle de même <text:span text:style-name="T5">kill</text:span>). Par exemple, la commande :</text:p>
      <text:p text:style-name="P20">$ kill -L</text:p>
      <text:p text:style-name="P14">affiche la liste des signaux gérés par le système, en faisant apparaître leur nom symbolique et le code entier correspondant. Si on souhaite, depuis la ligne de commande, émettre un signal à destination d'un processus cible, le synopsis de <text:span text:style-name="T5">kill</text:span> est alors : </text:p>
      <text:p text:style-name="P14"><text:span text:style-name="T5">$ kill -s </text:span>&lt;<text:span text:style-name="T3">nom du signal</text:span>&gt; &lt;<text:span text:style-name="T3">PID du processus cible</text:span>&gt;</text:p>
      <text:p text:style-name="P14"/>
      <text:p text:style-name="P14">Le schéma ci-dessous synthétise une partie de ces notions : </text:p>
      <text:p text:style-name="P14"/>
      <text:p text:style-name="P14"><draw:frame draw:style-name="fr2" draw:name="images2" text:anchor-type="paragraph" svg:width="14.376cm" svg:height="6.066cm" draw:z-index="0"><draw:image xlink:href="Pictures/2000010700007D21000037F22943A569.svm" xlink:type="simple" xlink:show="embed" xlink:actuate="onLoad"/></draw:frame><text:soft-page-break/></text:p>
      <text:p text:style-name="P14">L'installation d'une routine d'interception repose sur la fonction <text:span text:style-name="T6">sigaction()</text:span> et sur la structure <text:span text:style-name="T6">struct sigaction</text:span> (malheureusement, la fonction et la structure portent le même nom...). La structure <text:span text:style-name="T5">struct sigaction</text:span> permet de paramétrer la manière dont le signal sera « intercepté ». On y précise un «<text:span text:style-name="T3"> flag </text:span>» qui va contraindre la « signature » (type de donnée renvoyé et type des données passées en paramètre) de la routine d'interception, la liste des signaux à éventuellement masquer et (surtout) le nom de la fonction qui va être appelée à la réception du signal. Avec la donnée membre <text:span text:style-name="T6">sa_flag</text:span> de la structure <text:span text:style-name="T5">struct sigaction</text:span> positionnée à 0, la signature de cette routine d'interception est nécessairement <text:span text:style-name="T6">void</text:span> <text:span text:style-name="T3">nom_de_la_routine</text:span><text:span text:style-name="T6">( int )</text:span>. La valeur entière passée en paramètre correspond au code du signal reçu.</text:p>
      <text:p text:style-name="P14">Le fichier source ci-dessous est un exemple simple de programme capable de recevoir des signaux. On nommera <text:span text:style-name="T5">test-signal.c</text:span> le fichier source correspondant. </text:p>
      <text:p text:style-name="P25"><text:span text:style-name="T9"></text:span>Compiler <text:span text:style-name="T5">test-signal.c</text:span> pour générer l'exécutable <text:span text:style-name="T5">test-signal</text:span>.</text:p>
      <text:p text:style-name="P25"><text:span text:style-name="T9"></text:span>Vérifier son fonctionnement en le lançant dans un terminal puis, dans un autre, en utilisant la commande <text:span text:style-name="T5">kill</text:span> (<text:span text:style-name="T3">indication </text:span>: l'utilisation de la commande <text:span text:style-name="T5">ps</text:span> pourra s'avérer utile).</text:p>
      <text:p text:style-name="P14"/>
      <text:p text:style-name="P19">/*=====================================================*/</text:p>
      <text:p text:style-name="P19">/* programme de test de la notion de signal sous Linux */</text:p>
      <text:p text:style-name="P19">/*-----------------------------------------------------*/</text:p>
      <text:p text:style-name="P19">/* Jacques BOONAERT - cours AMSE <text:s text:c="22"/>*/</text:p>
      <text:p text:style-name="P19">/*=====================================================*/</text:p>
      <text:p text:style-name="P19">#include &lt;unistd.h&gt;</text:p>
      <text:p text:style-name="P19">#include &lt;stdio.h&gt;</text:p>
      <text:p text:style-name="P19">#include &lt;stdlib.h&gt;</text:p>
      <text:p text:style-name="P19">#include &lt;ctype.h&gt;</text:p>
      <text:p text:style-name="P19">#include &lt;signal.h&gt;<text:tab/> <text:s text:c="12"/>/* -&gt;GESTION DES SIGNAUX */</text:p>
      <text:p text:style-name="P19"/>
      <text:p text:style-name="P19">extern char <text:s text:c="2"/>*strsignal( int );</text:p>
      <text:p text:style-name="P19">/*............*/</text:p>
      <text:p text:style-name="P19">/* prototypes */</text:p>
      <text:p text:style-name="P19">/*............*/</text:p>
      <text:p text:style-name="P19">void signal_handler( int );<text:tab/> <text:s text:c="3"/>/* -&gt;routine de gestion du signal recu */</text:p>
      <text:p text:style-name="P19">/*&amp;&amp;&amp;&amp;&amp;&amp;&amp;&amp;&amp;&amp;&amp;&amp;&amp;&amp;&amp;&amp;&amp;&amp;&amp;&amp;&amp;&amp;&amp;&amp;&amp;&amp;&amp;&amp;&amp;&amp;&amp;&amp;&amp;&amp;&amp;*/</text:p>
      <text:p text:style-name="P19">/* routine de gestion du signal recu */</text:p>
      <text:p text:style-name="P19">/*&amp;&amp;&amp;&amp;&amp;&amp;&amp;&amp;&amp;&amp;&amp;&amp;&amp;&amp;&amp;&amp;&amp;&amp;&amp;&amp;&amp;&amp;&amp;&amp;&amp;&amp;&amp;&amp;&amp;&amp;&amp;&amp;&amp;&amp;&amp;*/</text:p>
      <text:p text:style-name="P19">void signal_handler( int signal )<text:tab/>/* -&gt;code du signal recu */</text:p>
      <text:p text:style-name="P19">{</text:p>
      <text:p text:style-name="P19"><text:s text:c="2"/>printf("signal recu = %d\n", signal );</text:p>
      <text:p text:style-name="P19"><text:s text:c="2"/>/* strsignal retourne la chaine de caracteres <text:s text:c="2"/>*/</text:p>
      <text:p text:style-name="P19"><text:s text:c="2"/>/* qui correspond au "nom symbolique" du signal */</text:p>
      <text:p text:style-name="P19"><text:s text:c="2"/>printf("%s\n", (char *)(strsignal( signal )) );</text:p>
      <text:p text:style-name="P19">}</text:p>
      <text:p text:style-name="P19">/*#####################*/</text:p>
      <text:p text:style-name="P19">/* programme principal */</text:p>
      <text:p text:style-name="P19">/*#####################*/</text:p>
      <text:p text:style-name="P19"><text:soft-page-break/>int main( int argc, char *argv[] )</text:p>
      <text:p text:style-name="P19">{</text:p>
      <text:p text:style-name="P19"><text:s text:c="2"/>struct sigaction<text:tab/>sa;<text:tab/> <text:s text:c="2"/>/* -&gt;structure permettant de definir le gestionnaire <text:s text:c="3"/>*/</text:p>
      <text:p text:style-name="P19"><text:tab/><text:tab/><text:tab/><text:tab/> <text:s text:c="2"/>/* <text:s text:c="2"/>et d'y associer le signal a traiter, etc. <text:s text:c="9"/>*/</text:p>
      <text:p text:style-name="P19"><text:s text:c="2"/>sigset_t <text:tab/><text:tab/>blocked; <text:s/>/* -&gt;contiendra la liste des signaux qui seront masques */</text:p>
      <text:p text:style-name="P19"><text:s text:c="2"/>/* on ne bloque aucun signal : blocked = vide */</text:p>
      <text:p text:style-name="P19"><text:s text:c="2"/>sigemptyset( &amp;blocked ); <text:s/></text:p>
      <text:p text:style-name="P19"><text:s text:c="2"/>/* mise a jour de la structure sigaction */</text:p>
      <text:p text:style-name="P19"><text:s text:c="2"/>memset( &amp;sa, 0, sizeof(struct sigaction));</text:p>
      <text:p text:style-name="P19"><text:s text:c="2"/>sa.sa_handler = signal_handler; <text:s/>/* -&gt;precise le gestionnaire a utiliser <text:s text:c="14"/>*/</text:p>
      <text:p text:style-name="P19"><text:s text:c="2"/>sa.sa_flags <text:s text:c="2"/>= 0;<text:tab/><text:tab/> <text:s text:c="4"/>/* -&gt;fonctionnement "normal" <text:s text:c="25"/>*/</text:p>
      <text:p text:style-name="P19"><text:s text:c="2"/>sa.sa_mask <text:s text:c="3"/>= blocked;<text:tab/> <text:s text:c="4"/>/* -&gt;indique les signaux masques <text:s text:c="21"/>*/</text:p>
      <text:p text:style-name="P19"><text:s text:c="2"/>/* installation EFFECTIVE du gestionnaire */</text:p>
      <text:p text:style-name="P19"><text:s text:c="2"/>sigaction( SIGUSR1, &amp;sa, NULL );<text:tab/>/* -&gt;associe signal_handler a la reception de SIGUSR1 */</text:p>
      <text:p text:style-name="P19"><text:s text:c="2"/>sigaction( SIGUSR2, &amp;sa, NULL );<text:tab/>/* -&gt;idem pour SIGUSR2 */</text:p>
      <text:p text:style-name="P19"><text:s text:c="2"/>/* attente de reception de signal */</text:p>
      <text:p text:style-name="P19"><text:s text:c="2"/>do </text:p>
      <text:p text:style-name="P19"><text:s text:c="2"/>{</text:p>
      <text:p text:style-name="P19"><text:s text:c="4"/>printf("attente de signal....\n");</text:p>
      <text:p text:style-name="P19"><text:s text:c="4"/>pause();<text:tab/>/* -&gt;on ne fait rien, hormis attendre un eventuel signal */</text:p>
      <text:p text:style-name="P19"><text:s text:c="2"/>}</text:p>
      <text:p text:style-name="P19"><text:s text:c="2"/>while( 1 ); /* !!! boucle infinie */</text:p>
      <text:p text:style-name="P19"><text:s text:c="2"/>return( 0 );<text:tab/></text:p>
      <text:p text:style-name="P19">}</text:p>
      <text:p text:style-name="P19"/>
      <text:p text:style-name="P3">Alarme.</text:p>
      <text:p text:style-name="P2">On peut concevoir une alarme comme un mécanisme particulier d'émission de signal. En effet, dans ce cas, le processus demande au système de lui envoyer à lui-même un signal (de code <text:span text:style-name="T5">SIGALRM</text:span>) après une durée spécifiée en secondes. Pour effectuer cette requête, le processus appelant utilise la fonction <text:span text:style-name="T6">alarm()</text:span> en lui passant en paramètre la durée voulue (par exemple <text:span text:style-name="T6">alarm(10)</text:span> enverra au processus appelant le signal <text:span text:style-name="T5">SIGALRM</text:span> 10 seconde après l'appel). Si on passe la valeur 0 à <text:span text:style-name="T5">alarm()</text:span>, alors l'alarme est désarmée (un peu comme si on avait désamorcé une bombe à retardement).</text:p>
      <text:p text:style-name="P2"/>
      <text:p text:style-name="P22"><text:span text:style-name="T9"></text:span>A des fins d'illustration, compléter le code ci-dessous pour mettre en place un mécanisme de «<text:span text:style-name="T3"> timeout </text:span>» sur la lecture de données clavier (on utilise le fait que, comme précisé plus haut, la réception d'un signal interrompt les appels système, tels que <text:span text:style-name="T5">read()</text:span>) : </text:p>
      <text:p text:style-name="P2"/>
      <text:p text:style-name="P2">/<text:span text:style-name="T13">*--------------------------------*/</text:span></text:p>
      <text:p text:style-name="P19">/* programme de test d'une alarme */</text:p>
      <text:p text:style-name="P19">/*--------------------------------*/</text:p>
      <text:p text:style-name="P19">#include &lt;unistd.h&gt;</text:p>
      <text:p text:style-name="P19">#include &lt;stdio.h&gt;</text:p>
      <text:p text:style-name="P19">#include &lt;stdlib.h&gt;</text:p>
      <text:p text:style-name="P19">#include &lt;errno.h&gt;</text:p>
      <text:p text:style-name="P19">#include &lt;string.h&gt;</text:p>
      <text:p text:style-name="P19">#include &lt;ctype.h&gt;</text:p>
      <text:p text:style-name="P19">#include &lt;sys/types.h&gt;</text:p>
      <text:p text:style-name="P19">#include &lt;signal.h&gt;</text:p>
      <text:p text:style-name="P19">/* constantes */</text:p>
      <text:p text:style-name="P19">#define DELAI <text:s text:c="15"/>/* -&gt;temps dont on dispose pour appuyer sur une touche + [ENTREE] */</text:p>
      <text:p text:style-name="P19">/* globales */</text:p>
      <text:p text:style-name="P19">int GoOn = 1; <text:s text:c="15"/>/* -&gt;controle d'execution de la boucle <text:s text:c="27"/>*/</text:p>
      <text:p text:style-name="P19">/* declaration */</text:p>
      <text:p text:style-name="P19">void SignalHandler(int ); <text:s text:c="3"/>/* -&gt;routine d'interception */</text:p>
      <text:p text:style-name="P19">/* routine d'interception */</text:p>
      <text:p text:style-name="P19">void SignalHander( int signal )</text:p>
      <text:p text:style-name="P19">{</text:p>
      <text:p text:style-name="P19"><text:s text:c="4"/>if( signal == SIGALRM)</text:p>
      <text:p text:style-name="P19"><text:s text:c="4"/>{</text:p>
      <text:p text:style-name="P19"><text:s text:c="8"/>printf("TROP TARD...\n");</text:p>
      <text:p text:style-name="P19"><text:s text:c="8"/>GoOn = 0;</text:p>
      <text:p text:style-name="P19"><text:s text:c="4"/>};</text:p>
      <text:p text:style-name="P19">}</text:p>
      <text:p text:style-name="P19">/*##########*/</text:p>
      <text:p text:style-name="P19"><text:soft-page-break/>/* mainline */</text:p>
      <text:p text:style-name="P19">/*##########*/</text:p>
      <text:p text:style-name="P19">int main( int argc, char *argv[] )</text:p>
      <text:p text:style-name="P19">{</text:p>
      <text:p text:style-name="P19"><text:s text:c="4"/>struct <text:s text:c="5"/>sigaction sa;</text:p>
      <text:p text:style-name="P19"><text:s text:c="4"/>struct <text:s text:c="5"/>sigaction sa_old;</text:p>
      <text:p text:style-name="P19"><text:s text:c="4"/>sigset_t <text:s text:c="3"/>empty;</text:p>
      <text:p text:style-name="P19"><text:s text:c="4"/>char <text:s text:c="7"/>cRep; <text:s text:c="14"/>/* -&gt;pour lecture d'un caractere */</text:p>
      <text:p text:style-name="P19"><text:s text:c="4"/>/* installation de la routine d'interception */</text:p>
      <text:p text:style-name="P19"><text:s text:c="4"/>memset( &amp;sa, 0, sizeof(struct sigaction));</text:p>
      <text:p text:style-name="P19"><text:s text:c="4"/>memset( &amp;sa_old, 0, sizeof(struct sigaction));</text:p>
      <text:p text:style-name="P19"><text:s text:c="4"/>sigempyset( &amp;empty);</text:p>
      <text:p text:style-name="P19"><text:s text:c="4"/>sa.sa_handler = SignalHandler;</text:p>
      <text:p text:style-name="P19"><text:s text:c="4"/>sa.sa_mask = empty;</text:p>
      <text:p text:style-name="P19"><text:s text:c="4"/>sa.sa_flags = 0;</text:p>
      <text:p text:style-name="P19"><text:s text:c="4"/>sigaction( SIGALRM, &amp;sa, &amp;sa_old);</text:p>
      <text:p text:style-name="P19"/>
      <text:p text:style-name="P19"><text:s text:c="4"/>do</text:p>
      <text:p text:style-name="P19"><text:s text:c="4"/>{</text:p>
      <text:p text:style-name="P19"><text:s text:c="8"/>/* (1) on arme l'alarme */ </text:p>
      <text:p text:style-name="P19"><text:s text:c="8"/>/* TODO... <text:s text:c="13"/>*/</text:p>
      <text:p text:style-name="P19"><text:s text:c="8"/>printf("vous avez %d seconde pour entrer un caractere...\n", DELAI);</text:p>
      <text:p text:style-name="P19"><text:s text:c="8"/>alarm( DELAI);</text:p>
      <text:p text:style-name="P19"><text:s text:c="8"/>/* (2) on attend l'appui sur une touche (cf tableau ) <text:s/>*/</text:p>
      <text:p text:style-name="P19"><text:s text:c="8"/>/* TODO ... <text:s text:c="43"/>*/</text:p>
      <text:p text:style-name="P19"><text:s text:c="8"/>/* (3) si on a saisi un caractere a temps, on desarme <text:s/>*/</text:p>
      <text:p text:style-name="P19"><text:s text:c="8"/>/* l'alarme (alarm(0)), sinon on quitte a boucle et le */</text:p>
      <text:p text:style-name="P19"><text:s text:c="8"/>/* programme <text:s text:c="42"/>*/</text:p>
      <text:p text:style-name="P19"><text:s text:c="8"/>/* <text:s/>TODO... <text:s text:c="43"/>*/ <text:s text:c="6"/></text:p>
      <text:p text:style-name="P19"><text:s text:c="4"/>}</text:p>
      <text:p text:style-name="P19"><text:s text:c="4"/>while( GoOn);</text:p>
      <text:p text:style-name="P19"><text:s text:c="4"/>printf("FIN\n");</text:p>
      <text:p text:style-name="P19">}</text:p>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ebdings" svg:font-family="Webdings" style:font-charset="x-symbol"/>
    <style:font-face style:name="Wingdings" svg:font-family="Wingdings" style:font-charset="x-symbol"/>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0cm" fo:border-left="none" fo:border-right="none" fo:border-top="none" fo:border-bottom="0.039cm double #000000" style:shadow="none"/>
    </style:style>
    <style:style style:name="MT1" style:family="text">
      <style:text-properties fo:font-size="9pt" style:font-size-asian="9pt" style:font-size-complex="9pt"/>
    </style:style>
    <style:style style:name="MT2" style:family="text">
      <style:text-properties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text:span text:style-name="MT1">MT Lille Douai / CERI SN / AMSE / </text:span><text:span text:style-name="MT2">Introduction Operating Systems</text:span><text:span text:style-name="MT1"> / Jacques BOONAERT – séance du 5 février 2021</text:span></text:p>
      </style:header>
      <style:footer>
        <text:p text:style-name="Footer"><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ques BOONAERT</meta:initial-creator>
    <meta:creation-date>2021-01-27T14:47:56.78</meta:creation-date>
    <dc:date>2021-02-04T23:56:00.34</dc:date>
    <dc:creator>Jacques BOONAERT</dc:creator>
    <meta:editing-duration>P5DT15H43M55S</meta:editing-duration>
    <meta:editing-cycles>96</meta:editing-cycles>
    <meta:generator>OpenOffice/4.1.7$Win32 OpenOffice.org_project/417m1$Build-9800</meta:generator>
    <meta:document-statistic meta:table-count="0" meta:image-count="4" meta:object-count="1" meta:page-count="9" meta:paragraph-count="289" meta:word-count="2936" meta:character-count="19276"/>
  </office:meta>
</office:document-meta>
</file>

<file path=Object 1/content.xml><?xml version="1.0" encoding="utf-8"?>
<math xmlns="http://www.w3.org/1998/Math/MathML">
  <semantics>
    <mrow>
      <mi>t</mi>
    </mrow>
    <annotation encoding="StarMath 5.0">t</annotation>
  </semantics>
</math>
</file>